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f966" officeooo:paragraph-rsid="0011f966"/>
    </style:style>
    <style:style style:name="P2" style:family="paragraph" style:parent-style-name="Standard">
      <style:text-properties officeooo:rsid="00122e04" officeooo:paragraph-rsid="00122e04"/>
    </style:style>
    <style:style style:name="P3" style:family="paragraph" style:parent-style-name="Standard">
      <style:text-properties officeooo:paragraph-rsid="00122e04"/>
    </style:style>
    <style:style style:name="P4" style:family="paragraph" style:parent-style-name="Standard">
      <style:text-properties officeooo:rsid="001295d5" officeooo:paragraph-rsid="001295d5"/>
    </style:style>
    <style:style style:name="P5" style:family="paragraph" style:parent-style-name="Standard">
      <style:text-properties officeooo:rsid="00133f5c" officeooo:paragraph-rsid="00133f5c"/>
    </style:style>
    <style:style style:name="T1" style:family="text">
      <style:text-properties officeooo:rsid="00122e04"/>
    </style:style>
    <style:style style:name="T2" style:family="text">
      <style:text-properties officeooo:rsid="001295d5"/>
    </style:style>
    <style:style style:name="T3" style:family="text">
      <style:text-properties officeooo:rsid="001399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la 10 – anotações</text:p>
      <text:p text:style-name="P1"/>
      <text:p text:style-name="P1">// aprendizado não-supervisionado</text:p>
      <text:p text:style-name="P1"/>
      <text:p text:style-name="P1">vai falar sobre aprendizado não supervisionado { dois problemas solucionhados através dele --→ clusterização e redução de dimensionalidade}</text:p>
      <text:p text:style-name="P1"/>
      <text:p text:style-name="P1">aprendizado não-supervisionado → é um tipo de aprendizado, algotritmjo de treinamento que não necessoita de dados rotulados, njão necessikta de saída de dados. Nesse caso, a tarefa que ele resolve é encontra, descrever essa estruturas implicita, invisivel. Estrutura a partir das features.</text:p>
      <text:p text:style-name="P1"/>
      <text:p text:style-name="P1"/>
      <text:p text:style-name="P1">Aprendizado não-supervisionado: entrada do modelo é a entrada, parte só de entrada dos dados. Como saída, ele vai trazer relações entre features</text:p>
      <text:p text:style-name="P1"/>
      <text:p text:style-name="P1">depois dessa etapa de aprendizado, com algoritmos não-supervisinados, eu vou colocar o vetor de entrada e ele vai trazer para mim ou features mais relevantes ou qual grupo a entrada pertence opu a qual a probalibilidade dessa entrada pertencer a aum grupo qualquer ou pertencer a mesma distribuição dos grupos de entrada</text:p>
      <text:p text:style-name="P1"/>
      <text:p text:style-name="P1">é um problema mais difícil do aprendizado supervisionado. </text:p>
      <text:p text:style-name="P1"/>
      <text:p text:style-name="P1">Apçlicações de aprendizado não-supervisionado:</text:p>
      <text:p text:style-name="P1">1. agrupamento de dados (clustering) → não tenho nenhum rótulo que eu posso usar como vetor de separação e ai o algoritmo vai inferir isso internamente a partir das features. <text:span text:style-name="T1">A partir das features meu modelo vai conseguir separar esses dados em grupos.</text:span></text:p>
      <text:p text:style-name="P1"/>
      <text:p text:style-name="P2">Dado determinadas entradas e separar em grupos – problema de clusterização</text:p>
      <text:p text:style-name="P2"/>
      <text:p text:style-name="P2">padrões que se parecem fiquem nos mesmo grupos e se separem de outros grupos, aumentar a distancia entre grupos e diminuir a distancia intergrupo. </text:p>
      <text:p text:style-name="P2"><text:s/>Eu posso fazer redução de dimensionalidade usando clusterização, compressão de imagens usando clusterização.</text:p>
      <text:p text:style-name="P2"/>
      <text:p text:style-name="P2">2. redução de dimensionalidade:</text:p>
      <text:p text:style-name="P3"><text:span text:style-name="T1">simpplificar os dados sem </text:span><text:span text:style-name="T2">perder muita </text:span><text:span text:style-name="T1">informação</text:span></text:p>
      <text:p text:style-name="P4">reduzir para ganhar processamento, mas não perder tanta informação.</text:p>
      <text:p text:style-name="P4">Esse método também é chamado de extração de características.</text:p>
      <text:p text:style-name="P4">Processo de redução do número de variáveis.</text:p>
      <text:p text:style-name="P4"/>
      <text:p text:style-name="P4"/>
      <text:p text:style-name="P4">3. detecção de anomalias: ela vai identificar observações raras que podem ser suspteitas. Exemplo: a gente tem dados de rotas de serviços de carona de carro. Uma dessas rotas faz uma rota estranha e ai você tem um modelo que identifique isso. É bom para sistemas de segurança.</text:p>
      <text:p text:style-name="P5">O modelo aprende com dados normais. Se ele aprender o que é “normal”, é mais fácil conseguir distinguir uma observação “não normal”. </text:p>
      <text:p text:style-name="P5">Ta,mbém chamdo de Novelty Detection e Outlier Detection</text:p>
      <text:p text:style-name="P5"/>
      <text:p text:style-name="P5"/>
      <text:p text:style-name="P5"><text:soft-page-break/>**** <text:span text:style-name="T3">continuar em 35:33 ******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31T12:13:44.932904320</meta:creation-date>
    <meta:generator>LibreOffice/6.4.7.2$Linux_X86_64 LibreOffice_project/40$Build-2</meta:generator>
    <dc:date>2021-12-31T13:09:51.821752381</dc:date>
    <meta:editing-duration>PT4M20S</meta:editing-duration>
    <meta:editing-cycles>1</meta:editing-cycles>
    <meta:document-statistic meta:table-count="0" meta:image-count="0" meta:object-count="0" meta:page-count="2" meta:paragraph-count="21" meta:word-count="362" meta:character-count="2374" meta:non-whitespace-character-count="2028"/>
  </office:meta>
</office:document-meta>
</file>